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3" style:family="table-cell" style:parent-style-name="Default">
      <style:text-properties style:font-name="Courier New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office:value-type="string">
            <text:p>125ebfc</text:p>
          </table:table-cell>
          <table:table-cell office:value-type="string">
            <text:p>[[swtfu.exe+e5ebfc]+4c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2E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28</text:p>
          </table:table-cell>
          <table:table-cell office:value-type="string">
            <text:p>float</text:p>
          </table:table-cell>
          <table:table-cell office:value-type="string">
            <text:p>Force P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office:value-type="string">
            <text:p>[[[[swtfu.exe+f09400]+1d8]+e4]+20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D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[[[swtfu.exe+952d54]+278]+40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F4</text:p>
          </table:table-cell>
          <table:table-cell office:value-type="string">
            <text:p>float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+0x00F8</text:p>
          </table:table-cell>
          <table:table-cell office:value-type="string">
            <text:p>float</text:p>
          </table:table-cell>
          <table:table-cell office:value-type="string">
            <text:p>Maximum HP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2016-02-15</text:date>, <text:time>01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9M38S</meta:editing-duration>
    <meta:editing-cycles>6</meta:editing-cycles>
    <meta:generator>OpenOffice/4.1.2$Win32 OpenOffice.org_project/412m3$Build-9782</meta:generator>
    <dc:date>2016-02-15T01:13:50.39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